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ucida Sans1" svg:font-family="'Lucida Sans'" style:font-family-generic="swiss"/>
    <style:font-face style:name="Courier" svg:font-family="Courie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Tableau3" style:family="table">
      <style:table-properties style:width="17.304cm" fo:margin-left="0cm" table:align="left"/>
    </style:style>
    <style:style style:name="Tableau3.A" style:family="table-column">
      <style:table-column-properties style:column-width="4.895cm"/>
    </style:style>
    <style:style style:name="Tableau3.B" style:family="table-column">
      <style:table-column-properties style:column-width="5.398cm"/>
    </style:style>
    <style:style style:name="Tableau3.C" style:family="table-column">
      <style:table-column-properties style:column-width="7.011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font-name="Liberation Serif" fo:font-size="10pt" fo:font-style="normal" style:text-underline-style="none" fo:font-weight="normal" officeooo:rsid="01bbbc2a" officeooo:paragraph-rsid="001e5b29" style:font-size-asian="10pt" style:font-style-asian="normal" style:font-weight-asian="normal" style:font-size-complex="10pt" style:font-style-complex="normal" style:font-weight-complex="normal"/>
    </style:style>
    <style:style style:name="P2" style:family="paragraph" style:parent-style-name="Standard">
      <style:text-properties fo:color="#000000" style:font-name="Liberation Serif" fo:font-size="10pt" fo:font-style="normal" style:text-underline-style="none" fo:font-weight="normal" officeooo:rsid="024ba20a" officeooo:paragraph-rsid="001e5b29" style:font-size-asian="10pt" style:font-style-asian="normal" style:font-weight-asian="normal" style:font-size-complex="10pt" style:font-style-complex="normal" style:font-weight-complex="normal"/>
    </style:style>
    <style:style style:name="P3" style:family="paragraph" style:parent-style-name="Standard">
      <style:text-properties fo:color="#000000" style:font-name="Liberation Serif" fo:font-size="10pt" fo:font-style="normal" style:text-underline-style="none" fo:font-weight="normal" officeooo:rsid="035c5e67" officeooo:paragraph-rsid="001e5b29" style:font-size-asian="10pt" style:font-style-asian="normal" style:font-weight-asian="normal" style:font-size-complex="10pt" style:font-style-complex="normal" style:font-weight-complex="normal"/>
    </style:style>
    <style:style style:name="P4" style:family="paragraph" style:parent-style-name="Standard">
      <style:text-properties fo:color="#000000" style:font-name="Liberation Serif" fo:font-size="10pt" fo:font-style="normal" style:text-underline-style="none" fo:font-weight="normal" officeooo:rsid="01817f0e" officeooo:paragraph-rsid="001e5b29" style:font-size-asian="10pt" style:font-style-asian="normal" style:font-weight-asian="normal" style:font-size-complex="10pt" style:font-style-complex="normal" style:font-weight-complex="normal"/>
    </style:style>
    <style:style style:name="P5" style:family="paragraph" style:parent-style-name="Standard">
      <style:paragraph-properties fo:text-align="center" style:justify-single-word="false"/>
      <style:text-properties fo:color="#000000" style:font-name="Liberation Serif" fo:font-size="10pt" fo:font-style="normal" style:text-underline-style="none" fo:font-weight="bold" officeooo:rsid="01817f0e" officeooo:paragraph-rsid="001e5b29" style:font-size-asian="10pt" style:font-style-asian="normal" style:font-weight-asian="bold" style:font-size-complex="10pt" style:font-style-complex="normal" style:font-weight-complex="bold"/>
    </style:style>
    <style:style style:name="P6" style:family="paragraph" style:parent-style-name="Standard">
      <style:text-properties fo:color="#000000" style:text-position="0% 100%" style:font-name="Liberation Serif" fo:font-size="12pt" fo:letter-spacing="-0.004cm" fo:language="fr" fo:country="FR" fo:font-style="normal" style:text-underline-style="none" fo:font-weight="bold" officeooo:rsid="014b1275" officeooo:paragraph-rsid="001e5b29" style:font-name-asian="Times New Roman" style:font-size-asian="12pt" style:language-asian="zh" style:country-asian="CN" style:font-style-asian="normal" style:font-weight-asian="bold" style:font-name-complex="Times New Roman" style:font-size-complex="12pt" style:language-complex="fr" style:country-complex="FR" style:font-style-complex="normal" style:font-weight-complex="bold"/>
    </style:style>
    <style:style style:name="P7" style:family="paragraph" style:parent-style-name="Standard">
      <style:text-properties fo:color="#000000" style:font-name="Courier" fo:font-size="10pt" fo:font-style="normal" style:text-underline-style="none" fo:font-weight="normal" officeooo:rsid="01817f0e" officeooo:paragraph-rsid="001e5b29" style:font-size-asian="10pt" style:font-style-asian="normal" style:font-weight-asian="normal" style:font-size-complex="10pt" style:font-style-complex="normal" style:font-weight-complex="normal"/>
    </style:style>
    <style:style style:name="P8" style:family="paragraph" style:parent-style-name="Standard">
      <style:text-properties fo:color="#000000" style:font-name="Courier" fo:font-size="10pt" fo:font-style="normal" style:text-underline-style="none" fo:font-weight="normal" officeooo:rsid="027f5db7" officeooo:paragraph-rsid="001e5b29" style:font-size-asian="10pt" style:font-style-asian="normal" style:font-weight-asian="normal" style:font-size-complex="10pt" style:font-style-complex="normal" style:font-weight-complex="normal"/>
    </style:style>
    <style:style style:name="P9" style:family="paragraph" style:parent-style-name="Standard">
      <style:text-properties fo:color="#000000" style:font-name="Courier" fo:font-size="10pt" fo:font-style="normal" style:text-underline-style="none" fo:font-weight="normal" officeooo:rsid="0282e657" officeooo:paragraph-rsid="001e5b29" style:font-size-asian="10pt" style:font-style-asian="normal" style:font-weight-asian="normal" style:font-size-complex="10pt" style:font-style-complex="normal" style:font-weight-complex="normal"/>
    </style:style>
    <style:style style:name="P10" style:family="paragraph" style:parent-style-name="Standard">
      <style:text-properties style:font-name="Liberation Serif" fo:font-size="10pt" fo:font-weight="bold" officeooo:rsid="0043e733" officeooo:paragraph-rsid="001e5b29" style:font-size-asian="10pt" style:font-weight-asian="bold" style:font-size-complex="10pt" style:font-weight-complex="bold"/>
    </style:style>
    <style:style style:name="P11" style:family="paragraph" style:parent-style-name="Standard">
      <style:text-properties style:font-name="Liberation Serif" fo:font-size="10pt" fo:font-weight="bold" officeooo:rsid="0016ae24" officeooo:paragraph-rsid="001e5b29" style:font-size-asian="10pt" style:font-weight-asian="bold" style:font-size-complex="10pt" style:font-weight-complex="bold"/>
    </style:style>
    <style:style style:name="P12" style:family="paragraph" style:parent-style-name="Standard">
      <style:text-properties style:font-name="Liberation Serif" fo:font-size="10pt" officeooo:rsid="003b50a0" officeooo:paragraph-rsid="001e5b29" style:font-size-asian="10pt" style:font-size-complex="10pt"/>
    </style:style>
    <style:style style:name="P13" style:family="paragraph" style:parent-style-name="Standard">
      <style:text-properties style:font-name="Liberation Serif" fo:font-size="10pt" officeooo:rsid="0016ae24" officeooo:paragraph-rsid="001e5b29" style:font-size-asian="10pt" style:font-size-complex="10pt"/>
    </style:style>
    <style:style style:name="P14" style:family="paragraph" style:parent-style-name="Standard">
      <style:text-properties style:font-name="Liberation Serif" fo:font-size="10pt" fo:font-weight="normal" officeooo:rsid="004455e9" officeooo:paragraph-rsid="001e5b29" style:font-size-asian="10pt" style:font-weight-asian="normal" style:font-size-complex="10pt" style:font-weight-complex="normal"/>
    </style:style>
    <style:style style:name="P15" style:family="paragraph" style:parent-style-name="Standard">
      <style:text-properties style:font-name="Liberation Serif" fo:font-size="10pt" fo:font-weight="normal" officeooo:rsid="0030ca6f" officeooo:paragraph-rsid="001e5b29" style:font-size-asian="10pt" style:font-weight-asian="normal" style:font-size-complex="10pt" style:font-weight-complex="normal"/>
    </style:style>
    <style:style style:name="P16" style:family="paragraph" style:parent-style-name="Standard">
      <style:text-properties style:font-name="Liberation Serif" fo:font-size="10pt" fo:font-style="italic" fo:font-weight="normal" officeooo:rsid="0021a220" officeooo:paragraph-rsid="001e5b29" style:font-size-asian="10pt" style:font-style-asian="italic" style:font-weight-asian="normal" style:font-size-complex="10pt" style:font-style-complex="italic" style:font-weight-complex="normal"/>
    </style:style>
    <style:style style:name="P17" style:family="paragraph" style:parent-style-name="Standard">
      <style:text-properties fo:color="#ff0000" style:font-name="Liberation Serif" fo:font-size="10pt" fo:font-style="italic" fo:font-weight="normal" officeooo:rsid="01ca8e01" officeooo:paragraph-rsid="001e5b29" style:font-size-asian="10pt" style:font-style-asian="italic" style:font-weight-asian="normal" style:font-size-complex="10pt" style:font-style-complex="italic" style:font-weight-complex="normal"/>
    </style:style>
    <style:style style:name="P18" style:family="paragraph" style:parent-style-name="Standard" style:list-style-name="L1">
      <style:text-properties style:font-name="Liberation Serif" fo:font-size="10pt" officeooo:rsid="0028b608" officeooo:paragraph-rsid="001e5b29" style:font-size-asian="10pt" style:font-size-complex="10pt"/>
    </style:style>
    <style:style style:name="P19" style:family="paragraph" style:parent-style-name="Standard" style:list-style-name="L1">
      <style:text-properties style:use-window-font-color="true" style:font-name="Liberation Serif" fo:font-size="10pt" officeooo:rsid="017e0956" officeooo:paragraph-rsid="001e5b29" style:font-size-asian="10pt" style:font-size-complex="10pt"/>
    </style:style>
    <style:style style:name="P20" style:family="paragraph" style:parent-style-name="Standard" style:list-style-name="L1">
      <style:text-properties style:use-window-font-color="true" style:font-name="Liberation Serif" fo:font-size="10pt" officeooo:rsid="01817f0e" officeooo:paragraph-rsid="001e5b29" style:font-size-asian="10pt" style:font-size-complex="10pt"/>
    </style:style>
    <style:style style:name="P21" style:family="paragraph" style:parent-style-name="Standard" style:list-style-name="L1">
      <style:text-properties fo:color="#000000" style:font-name="Liberation Serif" fo:font-size="10pt" officeooo:rsid="017e0956" officeooo:paragraph-rsid="001e5b29" style:font-size-asian="10pt" style:font-size-complex="10pt"/>
    </style:style>
    <style:style style:name="P22" style:family="paragraph" style:parent-style-name="Standard" style:list-style-name="L1">
      <style:text-properties fo:color="#000000" style:font-name="Liberation Serif" fo:font-size="10pt" officeooo:rsid="0028b608" officeooo:paragraph-rsid="001e5b29" style:font-size-asian="10pt" style:font-size-complex="10pt"/>
    </style:style>
    <style:style style:name="P23" style:family="paragraph" style:parent-style-name="Standard" style:list-style-name="L1">
      <style:text-properties fo:color="#000000" style:font-name="Liberation Serif" fo:font-size="10pt" officeooo:rsid="003e8168" officeooo:paragraph-rsid="001e5b29" style:font-size-asian="10pt" style:font-size-complex="10pt"/>
    </style:style>
    <style:style style:name="P24" style:family="paragraph" style:parent-style-name="Standard" style:list-style-name="L1">
      <style:text-properties fo:color="#000000" style:font-name="Liberation Serif" fo:font-size="10pt" officeooo:rsid="005629a9" officeooo:paragraph-rsid="001e5b29" style:font-size-asian="10pt" style:font-size-complex="10pt"/>
    </style:style>
    <style:style style:name="P25" style:family="paragraph" style:parent-style-name="Standard" style:list-style-name="L1">
      <style:text-properties fo:color="#000000" style:font-name="Liberation Serif" fo:font-size="10pt" officeooo:rsid="02a0801b" officeooo:paragraph-rsid="001e5b29" style:font-size-asian="10pt" style:font-size-complex="10pt"/>
    </style:style>
    <style:style style:name="P26" style:family="paragraph" style:parent-style-name="Standard">
      <style:text-properties fo:color="#000000" style:font-name="Courier" fo:font-size="10pt" fo:font-style="normal" style:text-underline-style="none" fo:font-weight="normal" officeooo:rsid="01817f0e" officeooo:paragraph-rsid="001e5b29" style:font-size-asian="10pt" style:font-style-asian="normal" style:font-weight-asian="normal" style:font-size-complex="10pt" style:font-style-complex="normal" style:font-weight-complex="normal"/>
    </style:style>
    <style:style style:name="P27" style:family="paragraph" style:parent-style-name="Standard">
      <style:text-properties fo:color="#000000" style:font-name="Courier" fo:font-size="10pt" fo:font-style="normal" style:text-underline-style="none" fo:font-weight="normal" officeooo:rsid="001f6637" officeooo:paragraph-rsid="001f6637" style:font-size-asian="10pt" style:font-style-asian="normal" style:font-weight-asian="normal" style:font-size-complex="10pt" style:font-style-complex="normal" style:font-weight-complex="normal"/>
    </style:style>
    <style:style style:name="T1" style:family="text">
      <style:text-properties officeooo:rsid="02636036"/>
    </style:style>
    <style:style style:name="T2" style:family="text">
      <style:text-properties style:text-position="0% 100%" fo:letter-spacing="-0.004cm" fo:language="fr" fo:country="FR" officeooo:rsid="01bcddfd" style:font-name-asian="Times New Roman" style:language-asian="zh" style:country-asian="CN" style:font-name-complex="Times New Roman" style:language-complex="fr" style:country-complex="FR"/>
    </style:style>
    <style:style style:name="T3" style:family="text">
      <style:text-properties officeooo:rsid="01bcddfd"/>
    </style:style>
    <style:style style:name="T4" style:family="text">
      <style:text-properties officeooo:rsid="02ee865c"/>
    </style:style>
    <style:style style:name="T5" style:family="text">
      <style:text-properties officeooo:rsid="01bbbc2a"/>
    </style:style>
    <style:style style:name="T6" style:family="text">
      <style:text-properties officeooo:rsid="02c673f8"/>
    </style:style>
    <style:style style:name="T7" style:family="text">
      <style:text-properties officeooo:rsid="0282e657"/>
    </style:style>
    <style:style style:name="T8" style:family="text">
      <style:text-properties fo:color="#000000" fo:font-style="italic" fo:font-weight="normal" officeooo:rsid="01c08a97" style:font-style-asian="italic" style:font-weight-asian="normal" style:font-style-complex="italic" style:font-weight-complex="normal"/>
    </style:style>
    <style:style style:name="T9" style:family="text">
      <style:text-properties fo:color="#000000" fo:font-weight="normal" style:font-weight-asian="normal" style:font-weight-complex="normal"/>
    </style:style>
    <style:style style:name="T10" style:family="text">
      <style:text-properties fo:color="#000000" fo:font-weight="normal" officeooo:rsid="01c08a97" style:font-weight-asian="normal" style:font-weight-complex="normal"/>
    </style:style>
    <style:style style:name="T11" style:family="text">
      <style:text-properties fo:color="#000000" fo:font-weight="normal" officeooo:rsid="01bf02e8" style:font-weight-asian="normal" style:font-weight-complex="normal"/>
    </style:style>
    <style:style style:name="T12" style:family="text">
      <style:text-properties fo:color="#000000" fo:font-weight="normal" officeooo:rsid="01e420d7" style:font-weight-asian="normal" style:font-weight-complex="normal"/>
    </style:style>
    <style:style style:name="T13" style:family="text">
      <style:text-properties fo:color="#000000" fo:font-weight="normal" officeooo:rsid="01bfa4c6" style:font-weight-asian="normal" style:font-weight-complex="normal"/>
    </style:style>
    <style:style style:name="T14" style:family="text">
      <style:text-properties fo:color="#000000" fo:font-weight="normal" officeooo:rsid="023b269a" style:font-weight-asian="normal" style:font-weight-complex="normal"/>
    </style:style>
    <style:style style:name="T15" style:family="text">
      <style:text-properties fo:color="#000000" fo:font-weight="normal" officeooo:rsid="024ba20a" style:font-weight-asian="normal" style:font-weight-complex="normal"/>
    </style:style>
    <style:style style:name="T16" style:family="text">
      <style:text-properties fo:color="#000000" fo:font-weight="normal" officeooo:rsid="00224011" style:font-weight-asian="normal" style:font-weight-complex="normal"/>
    </style:style>
    <style:style style:name="T17" style:family="text">
      <style:text-properties fo:color="#000000" style:text-outline="false" style:text-line-through-style="none" style:text-line-through-type="none" style:text-position="0% 100%" fo:letter-spacing="-0.004cm" fo:language="fr" fo:country="FR" fo:font-style="normal" fo:text-shadow="none" style:text-underline-style="none" fo:font-weight="normal" officeooo:rsid="026fd45c" style:letter-kerning="true" fo:background-color="#cccccc" loext:char-shading-value="0" style:font-name-asian="Liberation Serif2" style:language-asian="zxx" style:country-asian="none" style:font-style-asian="normal" style:font-weight-asian="normal" style:font-name-complex="Liberation Serif2" style:language-complex="zxx" style:country-complex="none" style:font-style-complex="normal" style:font-weight-complex="normal" style:text-emphasize="none"/>
    </style:style>
    <style:style style:name="T18" style:family="text">
      <style:text-properties fo:color="#000000" officeooo:rsid="003e8168"/>
    </style:style>
    <style:style style:name="T19" style:family="text">
      <style:text-properties fo:color="#000000" officeooo:rsid="0047f780"/>
    </style:style>
    <style:style style:name="T20" style:family="text">
      <style:text-properties fo:color="#000000" officeooo:rsid="017e0956"/>
    </style:style>
    <style:style style:name="T21" style:family="text">
      <style:text-properties fo:font-weight="normal" style:font-weight-asian="normal" style:font-weight-complex="normal"/>
    </style:style>
    <style:style style:name="T22" style:family="text">
      <style:text-properties fo:font-weight="normal" officeooo:rsid="01bfa4c6" style:font-weight-asian="normal" style:font-weight-complex="normal"/>
    </style:style>
    <style:style style:name="T23" style:family="text">
      <style:text-properties officeooo:rsid="02f522d3"/>
    </style:style>
    <style:style style:name="T24" style:family="text">
      <style:text-properties officeooo:rsid="0246c455"/>
    </style:style>
    <style:style style:name="T25" style:family="text">
      <style:text-properties officeooo:rsid="01e8e3c3"/>
    </style:style>
    <style:style style:name="T26" style:family="text">
      <style:text-properties officeooo:rsid="0046318b"/>
    </style:style>
    <style:style style:name="T27" style:family="text">
      <style:text-properties fo:font-style="italic" fo:font-weight="normal" officeooo:rsid="01c08a97" style:font-style-asian="italic" style:font-weight-asian="normal" style:font-style-complex="italic" style:font-weight-complex="normal"/>
    </style:style>
    <style:style style:name="T28" style:family="text">
      <style:text-properties fo:font-style="normal" fo:font-weight="normal" officeooo:rsid="01c08a97" style:font-style-asian="normal" style:font-weight-asian="normal" style:font-style-complex="normal" style:font-weight-complex="normal"/>
    </style:style>
    <style:style style:name="T29" style:family="text">
      <style:text-properties fo:font-style="normal" fo:font-weight="normal" officeooo:rsid="0047f780" style:font-style-asian="normal" style:font-weight-asian="normal" style:font-style-complex="normal" style:font-weight-complex="normal"/>
    </style:style>
    <style:style style:name="T30" style:family="text">
      <style:text-properties fo:font-style="normal" fo:font-weight="normal" officeooo:rsid="024ba20a" style:font-style-asian="normal" style:font-weight-asian="normal" style:font-style-complex="normal" style:font-weight-complex="normal"/>
    </style:style>
    <style:style style:name="T31" style:family="text">
      <style:text-properties fo:font-style="normal" fo:font-weight="normal" officeooo:rsid="0278d074" style:font-style-asian="normal" style:font-weight-asian="normal" style:font-style-complex="normal" style:font-weight-complex="normal"/>
    </style:style>
    <style:style style:name="T32" style:family="text">
      <style:text-properties fo:font-style="normal" fo:font-weight="normal" officeooo:rsid="003f1812" style:font-style-asian="normal" style:font-weight-asian="normal" style:font-style-complex="normal" style:font-weight-complex="normal"/>
    </style:style>
    <style:style style:name="T33" style:family="text">
      <style:text-properties fo:font-style="normal" fo:font-weight="normal" officeooo:rsid="01c4e1f5" style:font-style-asian="normal" style:font-weight-asian="normal" style:font-style-complex="normal" style:font-weight-complex="normal"/>
    </style:style>
    <style:style style:name="T34" style:family="text">
      <style:text-properties style:use-window-font-color="true"/>
    </style:style>
    <style:style style:name="T35" style:family="text">
      <style:text-properties style:use-window-font-color="true" officeooo:rsid="0044a9eb"/>
    </style:style>
    <style:style style:name="T36" style:family="text">
      <style:text-properties style:use-window-font-color="true" officeooo:rsid="017e0956"/>
    </style:style>
    <style:style style:name="T37" style:family="text">
      <style:text-properties style:use-window-font-color="true" officeooo:rsid="00479b16"/>
    </style:style>
    <style:style style:name="T38" style:family="text">
      <style:text-properties style:use-window-font-color="true" officeooo:rsid="003e8168"/>
    </style:style>
    <style:style style:name="T39" style:family="text">
      <style:text-properties style:use-window-font-color="true" officeooo:rsid="0050eba5"/>
    </style:style>
    <style:style style:name="T40" style:family="text">
      <style:text-properties style:use-window-font-color="true" officeooo:rsid="01817f0e"/>
    </style:style>
    <style:style style:name="T41" style:family="text">
      <style:text-properties style:use-window-font-color="true" officeooo:rsid="03749cda"/>
    </style:style>
    <style:style style:name="T42" style:family="text">
      <style:text-properties style:use-window-font-color="true" style:font-name="Liberation Serif1" officeooo:rsid="0050eba5" style:font-name-asian="Liberation Serif1" style:font-name-complex="Liberation Serif1"/>
    </style:style>
    <style:style style:name="T43" style:family="text">
      <style:text-properties style:use-window-font-color="true" fo:font-style="normal" officeooo:rsid="0050eba5" style:font-style-asian="normal" style:font-style-complex="normal"/>
    </style:style>
    <style:style style:name="T44" style:family="text">
      <style:text-properties style:use-window-font-color="true" fo:font-style="normal" officeooo:rsid="03480699" style:font-style-asian="normal" style:font-style-complex="normal"/>
    </style:style>
    <style:style style:name="T45" style:family="text">
      <style:text-properties style:use-window-font-color="true" fo:font-style="normal" officeooo:rsid="035dd004" style:font-style-asian="normal" style:font-style-complex="normal"/>
    </style:style>
    <style:style style:name="T46" style:family="text">
      <style:text-properties style:use-window-font-color="true" fo:font-style="normal" officeooo:rsid="036c8a86" style:font-style-asian="normal" style:font-style-complex="normal"/>
    </style:style>
    <style:style style:name="T47" style:family="text">
      <style:text-properties style:use-window-font-color="true" style:font-name="Courier New" fo:font-style="normal" officeooo:rsid="036c8a86" style:font-style-asian="normal" style:font-style-complex="normal"/>
    </style:style>
    <style:style style:name="T48" style:family="text">
      <style:text-properties style:use-window-font-color="true" officeooo:rsid="036c8a86"/>
    </style:style>
    <style:style style:name="T49" style:family="text">
      <style:text-properties officeooo:rsid="0044a9eb"/>
    </style:style>
    <style:style style:name="T50" style:family="text">
      <style:text-properties officeooo:rsid="0047f780"/>
    </style:style>
    <style:style style:name="T51" style:family="text">
      <style:text-properties officeooo:rsid="017e0956"/>
    </style:style>
    <style:style style:name="T52" style:family="text">
      <style:text-properties officeooo:rsid="00491f56"/>
    </style:style>
    <style:style style:name="T53" style:family="text">
      <style:text-properties officeooo:rsid="00264b46"/>
    </style:style>
    <style:style style:name="T54" style:family="text">
      <style:text-properties officeooo:rsid="003e8168"/>
    </style:style>
    <style:style style:name="T55" style:family="text">
      <style:text-properties officeooo:rsid="002367d5"/>
    </style:style>
    <style:style style:name="T56" style:family="text">
      <style:text-properties officeooo:rsid="004dff2d"/>
    </style:style>
    <style:style style:name="T57" style:family="text">
      <style:text-properties officeooo:rsid="001f663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744cm" fo:text-indent="-0.635cm" fo:margin-left="1.74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79cm" fo:text-indent="-0.635cm" fo:margin-left="2.37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14cm" fo:text-indent="-0.635cm" fo:margin-left="3.01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49cm" fo:text-indent="-0.635cm" fo:margin-left="3.64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84cm" fo:text-indent="-0.635cm" fo:margin-left="4.28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19cm" fo:text-indent="-0.635cm" fo:margin-left="4.91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54cm" fo:text-indent="-0.635cm" fo:margin-left="5.55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89cm" fo:text-indent="-0.635cm" fo:margin-left="6.18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24cm" fo:text-indent="-0.635cm" fo:margin-left="6.82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59cm" fo:text-indent="-0.635cm" fo:margin-left="7.459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Exercice des trois programmes</text:p>
      <text:p text:style-name="P1"><text:span text:style-name="T1">Un par un, éditez </text:span><text:span text:style-name="T2">(créez)</text:span><text:span text:style-name="T3"> les programmes ci-dessous à l’aide de l’environnement IDLE puis exécutez-les.</text:span></text:p>
      <text:p text:style-name="P2"><text:span text:style-name="T3">Attention ! Lors de</text:span> l’exécution d<text:span text:style-name="T4">u programme 3, </text:span>l’utilisateur doit saisir un nombre puis appuyer sur Entrée. </text:p>
      <text:p text:style-name="P3">Le programme 3 est à exécuter plusieurs fois. Quand vous pensez avoir compris ce qu’il fait, écrivez-le sur votre cahier de recherche.</text:p>
      <text:p text:style-name="P4"/>
      <table:table table:name="Tableau3" table:style-name="Tableau3">
        <table:table-column table:style-name="Tableau3.A"/>
        <table:table-column table:style-name="Tableau3.B"/>
        <table:table-column table:style-name="Tableau3.C"/>
        <table:table-row>
          <table:table-cell table:style-name="Tableau3.A1" office:value-type="string">
            <text:p text:style-name="P5">Programme 1</text:p>
          </table:table-cell>
          <table:table-cell table:style-name="Tableau3.A1" office:value-type="string">
            <text:p text:style-name="P5">Programme <text:span text:style-name="T5">2</text:span></text:p>
          </table:table-cell>
          <table:table-cell table:style-name="Tableau3.C1" office:value-type="string">
            <text:p text:style-name="P5">Programme <text:span text:style-name="T5">3</text:span></text:p>
          </table:table-cell>
        </table:table-row>
        <table:table-row>
          <table:table-cell table:style-name="Tableau3.A2" office:value-type="string">
            <text:p text:style-name="P7">print("Hello World!")</text:p>
            <text:p text:style-name="P7"/>
          </table:table-cell>
          <table:table-cell table:style-name="Tableau3.A2" office:value-type="string">
            <text:p text:style-name="P8">def <text:span text:style-name="T6">Z</text:span>(x):</text:p>
            <text:p text:style-name="P8"><text:s text:c="4"/>y = <text:span text:style-name="T7">3*</text:span>x<text:span text:style-name="T7"> + 2*(5-x)</text:span></text:p>
            <text:p text:style-name="P8"><text:s text:c="4"/>return y</text:p>
            <text:p text:style-name="P8"/>
            <text:p text:style-name="P9">print(<text:span text:style-name="T6">Z</text:span>(1))</text:p>
            <text:p text:style-name="P8">print(<text:span text:style-name="T6">Z</text:span>(2), <text:span text:style-name="T6">Z</text:span>(3), <text:span text:style-name="T6">Z</text:span>(4))</text:p>
          </table:table-cell>
          <table:table-cell table:style-name="Tableau3.C2" office:value-type="string">
            <text:p text:style-name="P7">print("Quel est votre âge ?")</text:p>
            <text:p text:style-name="P27">txt = input()</text:p>
            <text:p text:style-name="P7">x = int(<text:span text:style-name="T57">txt</text:span>)</text:p>
            <text:p text:style-name="P7">if x &lt; 18:</text:p>
            <text:p text:style-name="P7"><text:s text:c="4"/>print("Vous êtes mineur !")</text:p>
            <text:p text:style-name="P7">else:</text:p>
            <text:p text:style-name="P7"><text:s text:c="4"/>print("Vous êtes majeur !")</text:p>
          </table:table-cell>
        </table:table-row>
      </table:table>
      <text:p text:style-name="P4"/>
      <text:p text:style-name="P6">Exercice de la momie</text:p>
      <text:p text:style-name="P10"><text:span text:style-name="T8">a</text:span><text:span text:style-name="T10">) </text:span><text:span text:style-name="T11">A</text:span><text:span text:style-name="T9">llez </text:span><text:span text:style-name="T11">sur l’espace </text:span><text:span text:style-name="T12">informatique </text:span><text:span text:style-name="T11">de votre classe</text:span><text:span text:style-name="T16"> (DosSup)</text:span><text:span text:style-name="T11">, </text:span><text:span text:style-name="T12">copiez</text:span><text:span text:style-name="T11"> </text:span><text:span text:style-name="T17">momie.py</text:span><text:span text:style-name="T13">, </text:span><text:span text:style-name="T14">collez-le dans votre dossier <text:s/></text:span></text:p>
      <text:p text:style-name="P10"><text:span text:style-name="T14"><text:s text:c="4"/>Python</text:span><text:span text:style-name="T13"> </text:span><text:span text:style-name="T12">et ouvrez-le </text:span><text:span text:style-name="T15">avec</text:span><text:span text:style-name="T12"> IDLE. L</text:span><text:span text:style-name="T13">e code </text:span><text:span text:style-name="T14">de ce programme</text:span><text:span text:style-name="T13"> a été copié i</text:span><text:span text:style-name="T22">ci</text:span><text:span text:style-name="T21"> :</text:span></text:p>
      <text:p text:style-name="P17"/>
      <text:p text:style-name="P7"># Voici le code du programme de la momie !</text:p>
      <text:p text:style-name="P7">from random import randint</text:p>
      <text:p text:style-name="P7"/>
      <text:p text:style-name="P7">points_de_vie = 1</text:p>
      <text:p text:style-name="P7">score = 0</text:p>
      <text:p text:style-name="P7">while points_de_vie &gt; 0:</text:p>
      <text:p text:style-name="P7"><text:s text:c="4"/>porte_momie = randint(1, 3)</text:p>
      <text:p text:style-name="P7"><text:s text:c="4"/>print("Trois portes devant toi. Laquelle ouvr<text:span text:style-name="T23">es-tu</text:span> : 1, 2, ou 3 ?")</text:p>
      <text:p text:style-name="P7"><text:s text:c="4"/>porte_choisie = int(input())</text:p>
      <text:p text:style-name="P7"><text:s text:c="4"/>if porte_choisie == porte_momie:</text:p>
      <text:p text:style-name="P7"><text:s text:c="8"/>print("Une momie te dévore !")</text:p>
      <text:p text:style-name="P7"><text:s text:c="8"/>points_de_vie = points_de_vie - 1</text:p>
      <text:p text:style-name="P7"><text:s text:c="4"/>else:</text:p>
      <text:p text:style-name="P7"><text:s text:c="8"/>print("La pièce est vide, tu entres.")</text:p>
      <text:p text:style-name="P7"><text:s text:c="8"/>score = score + 1</text:p>
      <text:p text:style-name="P7">print("Le jeu est fini, ton score est", score)</text:p>
      <text:p text:style-name="P12"/>
      <text:p text:style-name="P14"><text:span text:style-name="T24">Pour faire une partie du jeu de la momie, exécutez ce programme. </text:span>L’exécution d<text:span text:style-name="T24">u</text:span> programme commence par l’affichage d’une question <text:span text:style-name="T25">dans la console : r</text:span>épondez à cette question<text:span text:style-name="T25"> puis tapez sur Entrée </text:span>pour poursuivre l’exécution du programme<text:span text:style-name="T25">.</text:span></text:p>
      <text:p text:style-name="P14"/>
      <text:p text:style-name="P15"><text:span text:style-name="T26">T</text:span>est<text:span text:style-name="T26">ez</text:span> <text:span text:style-name="T24">le</text:span> programme plusieurs fois,<text:span text:style-name="T26"> jusqu’à ce que vous ayez compris comment une partie se déroule.</text:span></text:p>
      <text:p text:style-name="P11"/>
      <text:p text:style-name="P13"><text:span text:style-name="T27">b</text:span><text:span text:style-name="T28">) </text:span><text:span text:style-name="T29">Vous allez devoir modifier </text:span><text:span text:style-name="T30">plusieurs</text:span><text:span text:style-name="T31"> fois</text:span><text:span text:style-name="T30"> </text:span><text:span text:style-name="T29">le programme momie. Une fois une</text:span><text:span text:style-name="T32"> question résolue, </text:span><text:span text:style-name="T33">nommez votre</text:span><text:span text:style-name="T32"> nouveau programme momie1.py, momie2.py </text:span><text:span text:style-name="T29">etc. </text:span><text:span text:style-name="T33">et </text:span><text:span text:style-name="T32">enregistrez</text:span><text:span text:style-name="T33">-le </text:span><text:span text:style-name="T32">dans vo</text:span><text:span text:style-name="T33">tre dossier Python.</text:span><text:span text:style-name="T32"> </text:span></text:p>
      <text:p text:style-name="P16"/>
      <text:list xml:id="list2445292305" text:style-name="L1">
        <text:list-item>
          <text:p text:style-name="P18"><text:span text:style-name="T34">Modifie</text:span><text:span text:style-name="T35">z</text:span><text:span text:style-name="T34"> le code </text:span><text:span text:style-name="T36">de momie.py</text:span><text:span text:style-name="T34"> pour que</text:span><text:span text:style-name="T37"> c</text:span><text:span text:style-name="T38">haque passage dans une pièce vide fa</text:span><text:span text:style-name="T39">sse</text:span><text:span text:style-name="T38"> augmenter le score de 10 points. </text:span><text:span text:style-name="T36">Testez votre programme momie1.py jusqu’à </text:span><text:span text:style-name="T40">obtenir </text:span><text:span text:style-name="T36">un score tel que 20, 30 ou 40…</text:span></text:p>
          <text:p text:style-name="P19"/>
        </text:list-item>
        <text:list-item>
          <text:p text:style-name="P18">Modifie<text:span text:style-name="T49">z</text:span> le code <text:span text:style-name="T36">de momie.py <text:s/></text:span>pour que le jeu comporte <text:span text:style-name="T50">quatre</text:span> portes <text:span text:style-name="T38">et que la momie puisse se </text:span><text:span text:style-name="T18">trouver derrière l’une des </text:span><text:span text:style-name="T19">quatre</text:span><text:span text:style-name="T18"> portes. </text:span><text:span text:style-name="T20">Testez votre programme momie2.py en répondant toujours 4.</text:span></text:p>
          <text:p text:style-name="P21"/>
        </text:list-item>
        <text:list-item>
          <text:p text:style-name="P22">Modifie<text:span text:style-name="T49">z</text:span> le code <text:span text:style-name="T51">de momie.py </text:span>pour que <text:span text:style-name="T52">s’affich</text:span>e, <text:span text:style-name="T53"><text:s/>suivant les cas, « </text:span>Bravo, t<text:span text:style-name="T54">on score est supérieur ou égal à 4 ! » ou bien « Tu n’as pas atteint 4, essaye encore ! ».</text:span></text:p>
          <text:p text:style-name="P22"/>
        </text:list-item>
        <text:list-item>
          <text:p text:style-name="P23"><text:span text:style-name="T39">Modifiez le code de momie.py pour que, au cas où le numéro de porte entré par l’utilisateur soit supérieur à 3, le programme affiche « </text:span><text:span text:style-name="T41">Tu as triché !</text:span><text:span text:style-name="T39"> » et le message final avec un score de </text:span><text:span text:style-name="T42">−</text:span><text:span text:style-name="T39">100 (l’instructio</text:span><text:span text:style-name="T43">n </text:span><text:span text:style-name="T47">break</text:span><text:span text:style-name="T44"> </text:span><text:span text:style-name="T45">provoque l</text:span><text:span text:style-name="T46">a sortie de la boucle</text:span><text:span text:style-name="T45">).</text:span><text:span text:style-name="T44"> </text:span><text:span text:style-name="T36">Testez votre programme momie</text:span><text:span text:style-name="T40">4</text:span><text:span text:style-name="T36">.py </text:span><text:span text:style-name="T40">en répondant 4 à </text:span><text:span text:style-name="T48">une des</text:span><text:span text:style-name="T40"> question</text:span><text:span text:style-name="T48">s</text:span><text:span text:style-name="T40">.</text:span></text:p>
          <text:p text:style-name="P20"/>
        </text:list-item>
        <text:list-item>
          <text:p text:style-name="P24"><text:span text:style-name="T55">Modifiez le code de momie.py pour que l</text:span>orsque le joueur rencontre <text:span text:style-name="T56">une</text:span> momie, elle lui propose un tirage à pile ou face <text:span text:style-name="T56">qui pourra lui sauver la vie s’il devine le résultat du lancer</text:span>.</text:p>
          <text:p text:style-name="P24"/>
        </text:list-item>
        <text:list-item>
          <text:p text:style-name="P25">Modifiez le code pour qu’en plus de la momie, d’autres monstres plus méchants retirent davantage de points au joueur. Un monstre pourrait lancer un dé et retirer ce nombre de points de vie au joueu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ucida Sans1" svg:font-family="'Lucida Sans'" style:font-family-generic="swiss"/>
    <style:font-face style:name="Courier" svg:font-family="Courie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4T12:58:08.002000000</meta:creation-date>
    <meta:print-date>2020-12-14T12:58:28.809000000</meta:print-date>
    <dc:date>2024-09-05T18:44:41.548358413</dc:date>
    <meta:editing-duration>PT6M3S</meta:editing-duration>
    <meta:editing-cycles>5</meta:editing-cycles>
    <meta:generator>LibreOffice/6.0.7.3$Linux_X86_64 LibreOffice_project/00m0$Build-3</meta:generator>
    <dc:creator>Christophe Gragnic</dc:creator>
    <meta:document-statistic meta:table-count="1" meta:image-count="0" meta:object-count="0" meta:page-count="1" meta:paragraph-count="47" meta:word-count="529" meta:character-count="3129" meta:non-whitespace-character-count="2575"/>
  </office:meta>
</office:document-meta>
</file>